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Courier New1" svg:font-family="'Courier New'" style:font-family-generic="modern" style:font-pitch="fixed"/>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fo:language="nb" fo:country="NO"/>
    </style:style>
    <style:style style:name="P2" style:family="paragraph" style:parent-style-name="Code">
      <style:text-properties style:font-name-asian="TheSansMonoConNormal3"/>
    </style:style>
    <style:style style:name="P3" style:family="paragraph" style:parent-style-name="Code">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4"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5" style:family="paragraph" style:parent-style-name="Chapter_20_Title">
      <style:text-properties officeooo:paragraph-rsid="00131d9e"/>
    </style:style>
    <style:style style:name="P6" style:family="paragraph" style:parent-style-name="Bullet" style:list-style-name="WW8Num2">
      <style:paragraph-properties style:line-height-at-least="0.0693in"/>
    </style:style>
    <style:style style:name="P7" style:family="paragraph" style:parent-style-name="Chapter_20_Number" style:master-page-name="Standard">
      <style:paragraph-properties style:page-number="auto"/>
      <style:text-properties officeooo:paragraph-rsid="00131d9e"/>
    </style:style>
    <style:style style:name="P8" style:family="paragraph" style:parent-style-name="Standard">
      <style:paragraph-properties fo:text-align="justify" style:justify-single-word="false"/>
      <style:text-properties officeooo:paragraph-rsid="00131d9e"/>
    </style:style>
    <style:style style:name="P9" style:family="paragraph" style:parent-style-name="Standard">
      <style:text-properties fo:color="#bfbfbf" style:font-name="ZapfDingbats1" fo:font-size="14pt" officeooo:paragraph-rsid="00131d9e" style:font-name-asian="ZapfDingbats1" style:font-size-asian="14pt" style:font-name-complex="ZapfDingbats1" style:font-size-complex="14pt"/>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91in"/>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style:font-name-asian="TheSansMonoConNormal3"/>
    </style:style>
    <style:style style:name="T7" style:family="text">
      <style:text-properties style:font-name-asian="Times New Roman"/>
    </style:style>
    <style:style style:name="T8" style:family="text">
      <style:text-properties style:font-name="Utopia-Italic" style:font-name-complex="Utopia-Italic"/>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TheSansMonoConNormal3" style:font-name-complex="TheSansMonoConNormal3"/>
    </style:style>
    <style:style style:name="T11" style:family="text">
      <style:text-properties style:font-name="TheSansMonoCondensed-SemiLightI" style:font-name-complex="TheSansMonoCondensed-SemiLightI"/>
    </style:style>
    <style:style style:name="T12" style:family="text">
      <style:text-properties style:font-name="Utopia-Bold" style:font-name-complex="Utopia-Bold"/>
    </style:style>
    <style:style style:name="T13" style:family="text">
      <style:text-properties style:font-weight-complex="bold"/>
    </style:style>
    <style:style style:name="T14" style:family="text">
      <style:text-properties style:font-name="TheSansMonoConNormal1"/>
    </style:style>
    <style:style style:name="T15"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6"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7"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18" style:family="text">
      <style:text-properties style:use-window-font-color="true" style:font-name="TheSansMonoConNormal2" fo:font-size="11pt" fo:language="zxx" fo:country="none" style:font-name-asian="TheSansMonoConNormal3" style:font-size-asian="11pt" style:language-asian="zxx" style:country-asian="none" style:font-name-complex="TheSansMonoConNormal2" style:font-size-complex="11pt" style:language-complex="ar" style:country-complex="SA"/>
    </style:style>
    <style:style style:name="T19" style:family="text">
      <style:text-properties fo:language="en" fo:country="GB" style:font-name-asian="Calibri" style:font-size-complex="11pt" style:language-complex="ar" style:country-complex="SA"/>
    </style:style>
    <style:style style:name="T20" style:family="text">
      <style:text-properties fo:color="#000000" style:font-name="TheSansMonoConNormal2" fo:font-size="11pt" fo:language="en" fo:country="GB" fo:background-color="transparent" loext:char-shading-value="0" style:font-name-asian="Calibri" style:font-size-asian="11pt" style:font-name-complex="TheSansMonoConNormal2" style:font-size-complex="11pt" style:language-complex="ar" style:country-complex="SA"/>
    </style:style>
    <style:style style:name="T21" style:family="text">
      <style:text-properties fo:color="#000000" style:font-name="TheSansMonoConNormal2" fo:font-size="11pt" fo:language="en" fo:country="GB" fo:background-color="transparent" loext:char-shading-value="0" style:font-name-asian="Calibri" style:font-size-asian="11pt" style:font-name-complex="Utopia-Italic" style:font-size-complex="11pt" style:language-complex="ar" style:country-complex="SA"/>
    </style:style>
    <style:style style:name="T22"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23" style:family="text">
      <style:text-properties officeooo:rsid="000a0c88"/>
    </style:style>
    <style:style style:name="T24" style:family="text">
      <style:text-properties officeooo:rsid="00131d9e"/>
    </style:style>
    <style:style style:name="T25"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12697360" text:id="ct93959912697360">
          <text:insertion>
            <office:change-info>
              <dc:creator>Ray Lischner</dc:creator>
              <dc:date>2020-05-01T15:26:58</dc:date>
            </office:change-info>
          </text:insertion>
        </text:changed-region>
        <text:changed-region xml:id="ct93959966267968" text:id="ct93959966267968">
          <text:insertion>
            <office:change-info>
              <dc:creator>Ray Lischner</dc:creator>
              <dc:date>2020-05-01T15:27:30</dc:date>
            </office:change-info>
          </text:insertion>
        </text:changed-region>
        <text:changed-region xml:id="ct93959929315712" text:id="ct93959929315712">
          <text:insertion>
            <office:change-info>
              <dc:creator>Ray Lischner</dc:creator>
              <dc:date>2020-05-01T15:27:34</dc:date>
            </office:change-info>
          </text:insertion>
        </text:changed-region>
        <text:changed-region xml:id="ct93959985223952" text:id="ct93959985223952">
          <text:insertion>
            <office:change-info>
              <dc:creator>Ray Lischner</dc:creator>
              <dc:date>2020-05-01T15:34:15</dc:date>
            </office:change-info>
          </text:insertion>
        </text:changed-region>
        <text:changed-region xml:id="ct93959845418656" text:id="ct93959845418656">
          <text:insertion>
            <office:change-info>
              <dc:creator>Ray Lischner</dc:creator>
              <dc:date>2020-05-01T15:29:19</dc:date>
            </office:change-info>
          </text:insertion>
        </text:changed-region>
        <text:changed-region xml:id="ct93959917243328" text:id="ct93959917243328">
          <text:insertion>
            <office:change-info>
              <dc:creator>Ray Lischner</dc:creator>
              <dc:date>2020-05-01T15:29:43</dc:date>
            </office:change-info>
          </text:insertion>
        </text:changed-region>
        <text:changed-region xml:id="ct93959962902208" text:id="ct93959962902208">
          <text:insertion>
            <office:change-info>
              <dc:creator>Ray Lischner</dc:creator>
              <dc:date>2020-05-01T15:29:50</dc:date>
            </office:change-info>
          </text:insertion>
        </text:changed-region>
        <text:changed-region xml:id="ct93959839630736" text:id="ct93959839630736">
          <text:insertion>
            <office:change-info>
              <dc:creator>Ray Lischner</dc:creator>
              <dc:date>2020-05-01T15:36:06</dc:date>
            </office:change-info>
          </text:insertion>
        </text:changed-region>
        <text:changed-region xml:id="ct93959947580512" text:id="ct93959947580512">
          <text:insertion>
            <office:change-info>
              <dc:creator>Ray Lischner</dc:creator>
              <dc:date>2020-05-01T15:30:25</dc:date>
            </office:change-info>
          </text:insertion>
        </text:changed-region>
        <text:changed-region xml:id="ct93959843698240" text:id="ct93959843698240">
          <text:insertion>
            <office:change-info>
              <dc:creator>Ray Lischner</dc:creator>
              <dc:date>2020-05-01T15:30: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3959912697360"/>E X P L O R A T I O N <text:s/><text:span text:style-name="T23">5</text:span><text:span text:style-name="T24">1</text:span></text:p>
      <text:p text:style-name="P8"/>
      <text:p text:style-name="P9"></text:p>
      <text:p text:style-name="P5"><office:annotation><dc:creator>Michael Thomas</dc:creator><dc:date>2020-04-13T08:49:09.010000000</dc:date><text:p text:style-name="P10"><text:span text:style-name="T25">Good clean chapter. <text:s/>The document is easy to read and understand.</text:span></text:p>
<text:p text:style-name="P10"><text:span text:style-name="T25"/></text:p>
<text:p text:style-name="P10"><text:span text:style-name="T25">I am running Windows 10 and Visual Studio 2019 16.6.0 Preview 2.1</text:span></text:p>
<text:p text:style-name="P10"><text:span text:style-name="T25"/></text:p>
<text:p text:style-name="P10"><text:span text:style-name="T25">All links in the chapter work.</text:span></text:p>
</office:annotation><text:change-end text:change-id="ct93959912697360"/><office:annotation><dc:creator>Michael Thomas</dc:creator><dc:date>2020-04-15T12:57:19.150000000</dc:date><text:p text:style-name="P10"><text:span text:style-name="T25">Good clean chapter. <text:s/>The document is easy to read and understand.</text:span></text:p>
<text:p text:style-name="P10"><text:span text:style-name="T25"/></text:p>
<text:p text:style-name="P10"><text:span text:style-name="T25">I am running Windows 10 and Visual Studio 2019 16.6.0 Preview 3.</text:span></text:p>
<text:p text:style-name="P10"><text:span text:style-name="T25"/></text:p>
<text:p text:style-name="P10"><text:span text:style-name="T25">This is a new version of Visual Studio Preview. Concepts are now included in the preview.</text:span></text:p>
<text:p text:style-name="P10"><text:span text:style-name="T25"/></text:p>
<text:p text:style-name="P10"><text:span text:style-name="T25"><text:a xlink:href="https://devblogs.microsoft.com/cppblog/c20-concepts-are-here-in-visual-studio-2019-version-16-3/" xlink:type="simple">https://devblogs.microsoft.com/cppblog/c20-concepts-are-here-in-visual-studio-2019-version-16-3/</text:a></text:span></text:p>
<text:p text:style-name="P10"><text:span text:style-name="T25"/></text:p>
<text:p text:style-name="P10"><text:span text:style-name="T25">All links in the chapter work.</text:span></text:p>
</office:annotation>Function Templates</text:p>
      <text:p text:style-name="Body_20_Text_20_First"><text:span text:style-name="T1">Y</text:span>ou saw in Exploration 25 that the magic of overloading lets C++ implement an improved interface to the absolute value function. Instead, of three different names (<text:span text:style-name="Code_20_Inline">abs</text:span>, <text:span text:style-name="Code_20_Inline">labs</text:span>, and <text:span text:style-name="Code_20_Inline">fabs</text:span>), C++ has a<text:span text:style-name="T2"> </text:span>single name for all three functions. Overloading helps the programmer who needs to call the <text:span text:style-name="Code_20_Inline">abs</text:span> function, but it doesn’t help the implement<text:span text:style-name="T2">e</text:span>r much, who still has to write three separate functions that all look and act the same. Wouldn’t it be nice if the library author could write the <text:span text:style-name="Code_20_Inline">abs</text:span> function once instead of three times? After all, the three implementations may be identical, differing only in the return type and parameter type. This Exploration introduces this style of programming, called generic programming.</text:p>
      <text:h text:style-name="Heading_20_1" text:outline-level="1">Generic Functions</text:h>
      <text:p text:style-name="Body_20_Text_20_First">Sometimes, you want to provide overloaded functions for integer and floating-point types, but the implementation is essentially the same. <text:alphabetical-index-mark text:string-value="absolute value (absval) function" text:key1="Function templates"/>Absolute value is one example; for any type <text:span text:style-name="Code_20_Inline">T</text:span>, the function looks the same (I’m using the name <text:span text:style-name="Code_20_Inline">absval</text:span><text:span text:style-name="T2">, </text:span>to avoid any confusion or conflict with the standard library’s <text:span text:style-name="Code_20_Inline">abs</text:span>), as shown in Listing<text:span text:style-name="T2"> 51</text:span>-1.</text:p>
      <text:p text:style-name="Code_20_Caption"><text:change-start text:change-id="ct93959966267968"/><text:span text:style-name="T4"><text:hidden-text text:condition="ooow:" text:string-value=".hh" text:is-hidden="true"/></text:span><text:change-end text:change-id="ct93959966267968"/><text:span text:style-name="T4">Listing 51-1.</text:span> Writing an Absolute Value Function<text:alphabetical-index-mark text:string-value="absolute value (absval) function" text:key1="Function templates"/></text:p>
      <text:p text:style-name="Code">T absval(T x)</text:p>
      <text:p text:style-name="Code">{</text:p>
      <text:p text:style-name="Code"><text:span text:style-name="T7"><text:s text:c="2"/></text:span>if (x &lt; 0)</text:p>
      <text:p text:style-name="Code"><text:span text:style-name="T7"><text:s text:c="4"/></text:span>return -x;</text:p>
      <text:p text:style-name="Code"><text:span text:style-name="T7"><text:s text:c="2"/></text:span>else</text:p>
      <text:p text:style-name="Code"><text:soft-page-break/><text:span text:style-name="T7"><text:s text:c="4"/></text:span>return x;</text:p>
      <text:p text:style-name="Code">}</text:p>
      <text:p text:style-name="Body_20_Text_20_Cont">Substitute <text:span text:style-name="Code_20_Inline">int</text:span> for <text:span text:style-name="Code_20_Inline">T</text:span>, <text:span text:style-name="Code_20_Inline">double</text:span> for <text:span text:style-name="Code_20_Inline">T</text:span>, or use any other numeric type. You can even substitute <text:span text:style-name="Code_20_Inline">rational</text:span> for <text:span text:style-name="Code_20_Inline">T</text:span>, and the <text:span text:style-name="Code_20_Inline">absval</text:span> function still works the way you expect it to. So why waste your precious time writing, rewriting, and re-rewriting the same function? With a simple addition to the function definition, you can turn the function into a generic function, that is, a function that works with any suitable type <text:span text:style-name="Code_20_Inline">T</text:span>, which you can see in Listing 51-2.</text:p>
      <text:p text:style-name="Code_20_Caption"><text:change-start text:change-id="ct93959929315712"/><text:span text:style-name="T4"><text:hidden-text text:condition="ooow:" text:string-value=".hh" text:is-hidden="true"/></text:span><text:change-end text:change-id="ct93959929315712"/><text:span text:style-name="T4">Listing 51-2.</text:span> Writing a Function Template</text:p>
      <text:p text:style-name="Code_20_Bold"><text:span text:style-name="Code_20_Bold"><text:span text:style-name="T14">template&lt;class T&gt;</text:span></text:span></text:p>
      <text:p text:style-name="Code">T absval(T x)</text:p>
      <text:p text:style-name="Code">{</text:p>
      <text:p text:style-name="Code"><text:span text:style-name="T7"><text:s text:c="2"/></text:span>if (x &lt; 0)</text:p>
      <text:p text:style-name="Code"><text:span text:style-name="T7"><text:s text:c="4"/></text:span>return -x;</text:p>
      <text:p text:style-name="Code"><text:span text:style-name="T7"><text:s text:c="2"/></text:span>else</text:p>
      <text:p text:style-name="Code"><text:span text:style-name="T7"><text:s text:c="4"/></text:span>return x;</text:p>
      <text:p text:style-name="Code">}</text:p>
      <text:p text:style-name="Body_20_Text_20_Cont"><text:bookmark-start text:name="def"/>The first line is the key. The <text:span text:style-name="Code_20_Inline">template</text:span> keyword means that what follows is a template, in this case, a <text:span text:style-name="Emphasis"><text:span text:style-name="T8">function</text:span></text:span><text:span text:style-name="T9"> </text:span><text:span text:style-name="Emphasis"><text:span text:style-name="T8">template</text:span></text:span> definition. The angle brackets delimit a comma-separated list of template parameters. A function template is a pattern for creating functions, according to the parameter type, <text:span text:style-name="Code_20_Inline">T</text:span>. Within the function template definition, <text:span text:style-name="Code_20_Inline">T</text:span> represents a type, potentially any type. The caller of the <text:span text:style-name="Code_20_Inline">absval</text:span> function determines the template argument that will substitute for <text:span text:style-name="Code_20_Inline">T</text:span>.</text:p>
      <text:p text:style-name="Body_20_Text_20_Cont">When you define a function template, the compiler remembers the template but does not generate any code. The compiler waits until you use the function template, and then it generates a real function. You can imagine the compiler taking the source text of the template, substituting the template argument, such as <text:span text:style-name="Code_20_Inline">int</text:span>, for the template parameter, <text:span text:style-name="Code_20_Inline">T</text:span>, and then compiling the resulting text. The next section tells you more about how to use a function template<text:bookmark-end text:name="def"/>.</text:p>
      <text:h text:style-name="Heading_20_1" text:outline-level="1"><text:bookmark-start text:name="absval"/>Using Function Templates</text:h>
      <text:p text:style-name="Body_20_Text_20_First">Using a<text:span text:style-name="T2"> </text:span>function template is easy, at least in most situations. Just call the <text:span text:style-name="Code_20_Inline">absval</text:span> function, and the compiler will automatically determine the template argument based on the function argument type. It might take you a<text:span text:style-name="T2"> </text:span>little while to get comfortable with <text:soft-page-break/>the notion of template parameters and template arguments, which are quite different from function parameters and function arguments.</text:p>
      <text:p text:style-name="Body_20_Text_20_Cont">In the case of <text:span text:style-name="Code_20_Inline">absval</text:span>, the template parameter is <text:span text:style-name="Code_20_Inline">T</text:span>, and the template argument must be a type. You can’t pass a type as a function argument, but templates are different. You aren’t really “passing” anything in the program. Template magic occurs at compile time. The compiler sees the template definition of <text:span text:style-name="Code_20_Inline">absval</text:span>, and later it sees an invocation of the <text:span text:style-name="Code_20_Inline">absval</text:span> function template. The compiler examines the type of the function argument and, from the function argument’s type, determines the template argument. The compiler substitutes that template argument for <text:span text:style-name="Code_20_Inline">T</text:span> and generates a new instance of the <text:span text:style-name="Code_20_Inline">absval</text:span> function, customized for the template argument type. Thus, in the following example, the compiler sees that <text:span text:style-name="Code_20_Inline">x</text:span> has type <text:span text:style-name="Code_20_Inline">int</text:span>, so it substitutes <text:span text:style-name="Code_20_Inline">int</text:span> for <text:span text:style-name="Code_20_Inline">T</text:span>.</text:p>
      <text:p text:style-name="Code">int x{-42};</text:p>
      <text:p text:style-name="Code">int y{absval(x)};</text:p>
      <text:p text:style-name="Body_20_Text_20_Cont">The compiler generates a function just as though the library implementer had written the following:</text:p>
      <text:p text:style-name="Code">int absval(int x)</text:p>
      <text:p text:style-name="Code">{</text:p>
      <text:p text:style-name="Code"><text:span text:style-name="T7"><text:s text:c="2"/></text:span>if (x &lt; 0)</text:p>
      <text:p text:style-name="Code"><text:span text:style-name="T7"><text:s text:c="4"/></text:span>return -x;</text:p>
      <text:p text:style-name="Code"><text:span text:style-name="T7"><text:s text:c="2"/></text:span>else</text:p>
      <text:p text:style-name="Code"><text:span text:style-name="T7"><text:s text:c="4"/></text:span>return x;</text:p>
      <text:p text:style-name="Code">}</text:p>
      <text:p text:style-name="Body_20_Text_20_Cont">Later, in the same program, perhaps you call <text:span text:style-name="Code_20_Inline">absval</text:span> on a <text:span text:style-name="Code_20_Inline">rational</text:span> object:</text:p>
      <text:p text:style-name="Code">rational r{-420, 10};</text:p>
      <text:p text:style-name="Code">rational s{absval(r)};</text:p>
      <text:p text:style-name="Body_20_Text_20_Cont">The compiler generates a new instance of <text:span text:style-name="Code_20_Inline">absval</text:span>:</text:p>
      <text:p text:style-name="Code">rational absval(rational x)</text:p>
      <text:p text:style-name="Code">{</text:p>
      <text:p text:style-name="Code"><text:span text:style-name="T7"><text:s text:c="2"/></text:span>if (x &lt; 0)</text:p>
      <text:p text:style-name="Code"><text:span text:style-name="T7"><text:s text:c="4"/></text:span>return -x;</text:p>
      <text:p text:style-name="Code"><text:span text:style-name="T7"><text:s text:c="2"/></text:span>else</text:p>
      <text:p text:style-name="Code"><text:span text:style-name="T7"><text:s text:c="4"/></text:span>return x;</text:p>
      <text:p text:style-name="Code">}</text:p>
      <text:p text:style-name="Body_20_Text_20_Cont">In this new instance of <text:span text:style-name="Code_20_Inline">absval</text:span>, the <text:span text:style-name="Code_20_Inline">&lt;</text:span> operator is the overloaded operator that takes <text:span text:style-name="Code_20_Inline">rational</text:span> arguments. The negation operator is also a custom operator that takes a <text:span text:style-name="Code_20_Inline">rational</text:span> argument. In other words, when the compiler generates an instance of <text:span text:style-name="Code_20_Inline">absval</text:span>, it does so by compiling the source code pretty much as the template author wrote it.</text:p>
      <text:p text:style-name="Body_20_Text_20_Cont"><text:soft-page-break/>Write a sample program that contains the <text:span text:style-name="Code_20_Inline"><text:span text:style-name="T10">absval</text:span></text:span> function template<text:alphabetical-index-mark text:string-value="Absolute value (absval) function template"/> definition and some test code to call <text:span text:style-name="Code_20_Inline"><text:span text:style-name="T10">absval</text:span></text:span> with a variety of argument types. Convince yourself that function templates actually work. Compare your test program with mine in Listing 51-3.</text:p>
      <text:p text:style-name="Code_20_Caption"><text:span text:style-name="T4">Listing 51-3.</text:span> Testing the <text:span text:style-name="Code_20_Inline"><text:span text:style-name="T11">absval</text:span></text:span> Function Template</text:p>
      <text:p text:style-name="Code">import &lt;iostream&gt;;</text:p>
      <text:p text:style-name="Code">import rational; <text:s/>// Listing 49-10</text:p>
      <text:p text:style-name="Code"/>
      <text:p text:style-name="Code">template&lt;class T&gt;</text:p>
      <text:p text:style-name="Code">T absval(T x)</text:p>
      <text:p text:style-name="Code">{</text:p>
      <text:p text:style-name="Code"><text:span text:style-name="T7"><text:s text:c="2"/></text:span>if (x &lt; 0)</text:p>
      <text:p text:style-name="Code"><text:span text:style-name="T7"><text:s text:c="4"/></text:span>return -x;</text:p>
      <text:p text:style-name="Code"><text:span text:style-name="T7"><text:s text:c="2"/></text:span>else</text:p>
      <text:p text:style-name="Code"><text:span text:style-name="T7"><text:s text:c="4"/></text:span>return x;</text:p>
      <text:p text:style-name="Code">}</text:p>
      <text:p text:style-name="Code"/>
      <text:p text:style-name="Code">int main()</text:p>
      <text:p text:style-name="Code">{</text:p>
      <text:p text:style-name="Code"><text:span text:style-name="T7"><text:s text:c="2"/></text:span>std::cout &lt;&lt; absval(-42) &lt;&lt; '\n';</text:p>
      <text:p text:style-name="Code"><text:span text:style-name="T7"><text:s text:c="2"/></text:span>std::cout &lt;&lt; absval(-4.2) &lt;&lt; '\n';</text:p>
      <text:p text:style-name="Code"><text:span text:style-name="T7"><text:s text:c="2"/></text:span>std::cout &lt;&lt; absval(42) &lt;&lt; '\n';</text:p>
      <text:p text:style-name="Code"><text:span text:style-name="T7"><text:s text:c="2"/></text:span>std::cout &lt;&lt; absval(4.2) &lt;&lt; '\n';</text:p>
      <text:p text:style-name="Code"><text:span text:style-name="T7"><text:s text:c="2"/></text:span>std::cout &lt;&lt; absval(-42L) &lt;&lt; '\n';</text:p>
      <text:p text:style-name="Code"><text:span text:style-name="T7"><text:s text:c="2"/></text:span>std::cout &lt;&lt; absval(rational{42, 5}) &lt;&lt; '\n';</text:p>
      <text:p text:style-name="Code"><text:span text:style-name="T7"><text:s text:c="2"/></text:span>std::cout &lt;&lt; absval(rational{-42, 5}) &lt;&lt; '\n';</text:p>
      <text:p text:style-name="Code"><text:span text:style-name="T7"><text:s text:c="2"/></text:span>std::cout &lt;&lt; absval(rational{42, -5}) &lt;&lt; '\n';</text:p>
      <text:p text:style-name="Code">}</text:p>
      <text:h text:style-name="Heading_20_1" text:outline-level="1"><text:bookmark-start text:name="write"/><text:bookmark-end text:name="absval"/>Writing Function Templates</text:h>
      <text:p text:style-name="Body_20_Text_20_First">Writing function templates is harder than writing ordinary functions. When you write a<text:span text:style-name="T2"> </text:span>template such as <text:span text:style-name="Code_20_Inline">absval</text:span>, the problem is that you don’t know what type or types <text:span text:style-name="Code_20_Inline">T</text:span> will actually be. So<text:span text:style-name="T2">,</text:span> the function must be generic. The compiler will prevent you from using certain types for <text:span text:style-name="Code_20_Inline">T</text:span><text:span text:style-name="T2">.</text:span> Its restrictions are implicit by the way the template body uses <text:span text:style-name="Code_20_Inline">T</text:span>.</text:p>
      <text:p text:style-name="Body_20_Text_20_Cont">In particular, <text:span text:style-name="Code_20_Inline">absval</text:span> imposes the following restrictions on <text:span text:style-name="Code_20_Inline">T</text:span>:</text:p>
      <text:list xml:id="list10216368" text:style-name="WW8Num2">
        <text:list-item>
          <text:p text:style-name="P6"><text:span text:style-name="Code_20_Inline"><text:span text:style-name="T5">T</text:span></text:span> <text:span text:style-name="T5">must be copyable.</text:span> That means you must be able to copy an object of type <text:span text:style-name="Code_20_Inline">T</text:span>, so arguments can be passed to the function and a result can be returned. If <text:span text:style-name="Code_20_Inline">T</text:span> is a class type, the class must have an accessible copy constructor, that is, the copy constructor must not be private.</text:p>
        </text:list-item>
        <text:list-item>
          <text:p text:style-name="P6"><text:span text:style-name="Code_20_Inline"><text:span text:style-name="T5">T</text:span></text:span> <text:span text:style-name="T5">must be comparable with</text:span> <text:span text:style-name="Code_20_Inline"><text:span text:style-name="T5">0</text:span></text:span> <text:span text:style-name="T5">using the</text:span> <text:span text:style-name="Code_20_Inline"><text:span text:style-name="T5">&lt;</text:span></text:span> <text:span text:style-name="T5">operator</text:span>. You might overload the <text:span text:style-name="Code_20_Inline">&lt;</text:span> operator, or the compiler can convert <text:span text:style-name="Code_20_Inline">0</text:span> to <text:span text:style-name="Code_20_Inline">T</text:span>, or <text:span text:style-name="Code_20_Inline">T</text:span> to an <text:span text:style-name="Code_20_Inline">int</text:span>.</text:p>
        </text:list-item>
        <text:list-item>
          <text:p text:style-name="P6"><text:soft-page-break/><text:span text:style-name="T5">Unary </text:span><text:span text:style-name="Code_20_Inline">operator-</text:span> <text:span text:style-name="T5">must be defined for an operand of type</text:span> <text:span text:style-name="Code_20_Inline"><text:span text:style-name="T5">T</text:span></text:span>. The result type must be <text:span text:style-name="Code_20_Inline">T</text:span> or something the compiler can convert automatically to <text:span text:style-name="Code_20_Inline">T</text:span>.</text:p>
        </text:list-item>
      </text:list>
      <text:p text:style-name="Body_20_Text_20_Cont">The built-in numeric types all meet these requirements. The <text:span text:style-name="Code_20_Inline">rational</text:span> type also meets these requirements, because of the custom operators it supports. The <text:span text:style-name="Code_20_Inline">string</text:span> type, just to name one example, does not, because it lacks a comparison operator when the right-hand operand is an integer, and it lacks a unary negation (<text:span text:style-name="Code_20_Inline">-</text:span>) operator. Suppose you tried to call <text:span text:style-name="Code_20_Inline">absval</text:span> on a <text:span text:style-name="Code_20_Inline">string</text:span>.</text:p>
      <text:p text:style-name="Code"><text:change-start text:change-id="ct93959985223952"/><text:hidden-text text:condition="ooow:" text:string-value=".cxx" text:is-hidden="true"/><text:change-end text:change-id="ct93959985223952"/>std::string test{"-42"};</text:p>
      <text:p text:style-name="Code">std::cout &lt;&lt; absval(test) &lt;&lt; '\n';</text:p>
      <text:p text:style-name="Body_20_Text_20_Cont"><text:span text:style-name="Strong_20_Emphasis"><text:span text:style-name="T12">What do you think would happen?</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12">Try it. What really happens?</text:span></text:span></text:p>
      <text:p text:style-name="Unnumbered_20_List">_____________________________________________________________</text:p>
      <text:p text:style-name="Unnumbered_20_List">_____________________________________________________________</text:p>
      <text:p text:style-name="Body_20_Text_20_Cont">The compiler complains about the lack of the comparison and negation operators for <text:span text:style-name="Code_20_Inline">std::string</text:span>. One difficulty in delivering helpful error messages when working with templates is whether to give you the line number where the template is used or the line number in the template definition. Sometimes, you will get both. Sometimes, the compiler cannot report an error in the template definition unless you try to use the template. Other errors it can report immediately. <text:span text:style-name="Strong_20_Emphasis"><text:span text:style-name="T12">Read Listing 51</text:span></text:span><text:span text:style-name="Strong_20_Emphasis">-</text:span><text:span text:style-name="Strong_20_Emphasis"><text:span text:style-name="T12">4 carefully.</text:span></text:span></text:p>
      <text:p text:style-name="Code_20_Caption"><text:span text:style-name="T4">Listing 51-4.</text:span> Mystery Function Template</text:p>
      <text:p text:style-name="Code">template&lt;class T&gt;</text:p>
      <text:p text:style-name="Code">T add(T lhs, T rhs)</text:p>
      <text:p text:style-name="Code">{</text:p>
      <text:p text:style-name="Code"><text:span text:style-name="T7"><text:s text:c="2"/></text:span>return lhs(rhs);</text:p>
      <text:p text:style-name="Code">}</text:p>
      <text:p text:style-name="Code"/>
      <text:p text:style-name="Code">int main()</text:p>
      <text:p text:style-name="Code">{</text:p>
      <text:p text:style-name="Code">}</text:p>
      <text:p text:style-name="Body_20_Text_20_Cont"><text:span text:style-name="Strong_20_Emphasis"><text:span text:style-name="T12">What is the error?</text:span></text:span></text:p>
      <text:p text:style-name="Body_20_Text_20_Cont"/>
      <text:p text:style-name="Body_20_Text_20_Cont"><text:soft-page-break/>_____________________________________________________________</text:p>
      <text:p text:style-name="Body_20_Text_20_Cont"><office:annotation office:name="__Annotation__1384_295656239" loext:resolved="false"><dc:creator>Michael Thomas</dc:creator><dc:date>2020-04-17T09:41:36.410000000</dc:date><text:p text:style-name="P10"><text:span text:style-name="T26">Listing 51-4 builds with no warnings or errors in Visual Studio.</text:span></text:p>
</office:annotation><text:span text:style-name="Strong_20_Emphasis"><text:span text:style-name="T12">Does your compiler report it?</text:span></text:span><office:annotation-end office:name="__Annotation__1384_295656239"/></text:p>
      <text:p text:style-name="Body_20_Text_20_Cont"/>
      <text:p text:style-name="Body_20_Text_20_Cont">_____________________________________________________________</text:p>
      <text:p text:style-name="Body_20_Text_20_Cont">Because the compiler does not know the type <text:span text:style-name="Code_20_Inline">T</text:span>, it cannot tell what <text:span text:style-name="Code_20_Inline">lhs(rhs)</text:span> means. It is possible to define a type for which that expression is valid, but that probably wouldn’t match the function name of <text:span text:style-name="Code_20_Inline">add</text:span>. We know that we want to use a numeric type for <text:span text:style-name="Code_20_Inline">T</text:span>, so <text:span text:style-name="Code_20_Inline">lhs(rhs)</text:span> is silly. After all, what does <text:span text:style-name="Code_20_Inline">3(4)</text:span> mean?</text:p>
      <text:p text:style-name="Body_20_Text_20_Cont"><text:span text:style-name="Strong_20_Emphasis"><text:span text:style-name="T12">How can you force your compiler to report the error?</text:span></text:span></text:p>
      <text:p text:style-name="Body_20_Text_20_Cont"/>
      <text:p text:style-name="Body_20_Text_20_Cont">_____________________________________________________________</text:p>
      <text:p text:style-name="Body_20_Text_20_Cont">Add a line of code to use the template. For example, add the following to <text:span text:style-name="Code_20_Inline">main</text:span>:</text:p>
      <text:p text:style-name="Code">return add(0, 0);</text:p>
      <text:p text:style-name="Body_20_Text_20_Cont"><office:annotation office:name="__Annotation__1390_295656239" loext:resolved="false"><dc:creator>Michael Thomas</dc:creator><dc:date>2020-04-17T09:43:44.190000000</dc:date><text:p text:style-name="P10"><text:span text:style-name="T26">This is the error reported by Visual Studio.</text:span></text:p>
<text:p text:style-name="P10"><text:span text:style-name="T26"/></text:p>
<text:p text:style-name="P10"><text:span text:style-name="T26">Error</text:span><text:span text:style-name="T26"><text:tab/></text:span><text:span text:style-name="T26">C2064</text:span><text:span text:style-name="T26"><text:tab/></text:span><text:span text:style-name="T26">term does not evaluate to a function taking 1 arguments</text:span></text:p>
</office:annotation>Every compiler will now report the not-really-a-function-call expression in the template definition<text:bookmark-end text:name="write"/>.<office:annotation-end office:name="__Annotation__1390_295656239"/></text:p>
      <text:h text:style-name="Heading_20_1" text:outline-level="1">Template Parameters</text:h>
      <text:p text:style-name="Body_20_Text_20_First">Whenever you see <text:span text:style-name="Code_20_Inline">T</text:span> in a<text:span text:style-name="T2"> </text:span>C++ program, most likely, you are looking at a<text:span text:style-name="T2"> </text:span>template. Look backward in the source file until you find the template header, that is, the part of the declaration that starts with the <text:span text:style-name="Code_20_Inline">template</text:span> keyword. That’s where you should find the template parameters. The use of <text:span text:style-name="Code_20_Inline">T</text:span> as a<text:span text:style-name="T2"> </text:span>template parameter name is merely a<text:span text:style-name="T2"> </text:span>convention, but its use is nearly universal. The use of <text:span text:style-name="Code_20_Inline">class</text:span> to declare <text:span text:style-name="Code_20_Inline">T</text:span> may seem a<text:span text:style-name="T2"> </text:span>little strange, especially because you’ve seen several examples when the template argument is not, in fact, a<text:span text:style-name="T2"> </text:span>class.</text:p>
      <text:p text:style-name="Body_20_Text_20_Cont">Instead of <text:span text:style-name="Code_20_Inline">class</text:span> to declare a template parameter type, some programmers use an alternate keyword, <text:span text:style-name="Code_20_Inline">typename</text:span>, which means the same thing in this one context. The advantage of <text:span text:style-name="Code_20_Inline">typename</text:span> over <text:span text:style-name="Code_20_Inline">class</text:span> is that it avoids any confusion over nonclass types. The disadvantage is that <text:span text:style-name="Code_20_Inline">typename</text:span> has more than one use in a template context, which can confuse human readers in more complicated template definitions. Learn to read both styles, but I prefer to use <text:span text:style-name="Code_20_Inline">class</text:span> when I write my own templates, <text:span text:style-name="T15">and </text:span><text:span text:style-name="Code_20_Inline"><text:span text:style-name="T19">class</text:span></text:span><text:span text:style-name="T15"> appears much more often than </text:span><text:span text:style-name="Code_20_Inline"><text:span text:style-name="T19">typename</text:span></text:span><text:span text:style-name="T15"> in most C++ code</text:span>.</text:p>
      <text:p text:style-name="Body_20_Text_20_Cont">Sometimes, you will see parameter names that are more specific than <text:span text:style-name="Code_20_Inline">T</text:span>. If the template has more than one parameter, every parameter must have a unique name, so you will definitely see names other than <text:span text:style-name="Code_20_Inline">T</text:span>. For example, the <text:span text:style-name="Code_20_Inline">std::ranges::copy</text:span> <text:soft-page-break/>algorithm is a function template with two template parameters: the input <text:span text:style-name="T15">range </text:span>type and the output iterator type. The definition of <text:span text:style-name="Code_20_Inline">copy</text:span>, therefore, might look something like Listing 51-5.</text:p>
      <text:p text:style-name="Code_20_Caption"><text:change-start text:change-id="ct93959845418656"/><text:span text:style-name="T4"><text:hidden-text text:condition="ooow:" text:string-value=".hh" text:is-hidden="true"/></text:span><text:change-end text:change-id="ct93959845418656"/><text:span text:style-name="T4">Listing 51-5.</text:span> One Way to Implement the <text:span text:style-name="Code_20_Inline"><text:span text:style-name="T11">copy</text:span></text:span> Algorithm</text:p>
      <text:p text:style-name="Code">template&lt;class Input<text:span text:style-name="T17">Range</text:span>, class OutputIterator&gt;</text:p>
      <text:p text:style-name="Code">OutputIterator copy(Input<text:span text:style-name="T17">Range</text:span> <text:span text:style-name="T17">range</text:span>, OutputIterator <text:span text:style-name="T17">output</text:span>)</text:p>
      <text:p text:style-name="Code">{</text:p>
      <text:p text:style-name="Code"><text:span text:style-name="T7"><text:s text:c="2"/></text:span>for (<text:span text:style-name="T17">auto const&amp; item : range</text:span>)</text:p>
      <text:p text:style-name="Code"><text:span text:style-name="T7"><text:s text:c="4"/></text:span>*<text:span text:style-name="T17">output++</text:span> = item;</text:p>
      <text:p text:style-name="Code"><text:span text:style-name="T7"><text:s text:c="2"/></text:span>return <text:span text:style-name="T17">output</text:span>;</text:p>
      <text:p text:style-name="Code">}</text:p>
      <text:p text:style-name="Body_20_Text_20_Cont">Pretty simple, isn’t it? (The real <text:span text:style-name="Code_20_Inline">copy</text:span> function is more complicated, with checking for valid arguments and optimizations for certain types. <text:span text:style-name="T15">Underneath the complexity</text:span>, however, is probably a function that looks just like Listing <text:span text:style-name="T15">51</text:span>-5, albeit with different parameter names.)</text:p>
      <text:p text:style-name="Body_20_Text_20_Cont">When you use the <text:span text:style-name="Code_20_Inline">copy</text:span> algorithm, the compiler determines the value of <text:span text:style-name="Code_20_Inline">Input</text:span><text:span text:style-name="Code_20_Inline"><text:span text:style-name="T20">Range</text:span></text:span> and <text:span text:style-name="Code_20_Inline">OutputIterator</text:span> according to the function argument types. As you saw with <text:span text:style-name="Code_20_Inline">absval</text:span>, the function’s requirements on the template arguments are all implicit. Because <text:span text:style-name="Code_20_Inline">InputRange</text:span> must be a range, <text:span text:style-name="Code_20_Inline">std::ranges::begin(range)</text:span> must return the start iterator and <text:span text:style-name="Code_20_Inline">std::ranges::end(range)</text:span> must return the sentinel. The start iterator must be <text:span text:style-name="T15">meet the requirements of an </text:span>input iterator, namely, operator <text:span text:style-name="Code_20_Inline">*</text:span> returns an item, operator<text:span text:style-name="Code_20_Inline">++</text:span> advances the iterator, and the iterator must be comparable with the sentinel. <text:span text:style-name="Code_20_Inline">OutputIterator</text:span> must be also implement <text:span text:style-name="Code_20_Inline">*</text:span> and <text:span text:style-name="Code_20_Inline">++</text:span> in the manner of an output iterator.</text:p>
      <text:p text:style-name="Body_20_Text_20_Cont"><text:span text:style-name="Strong_20_Emphasis"><text:span text:style-name="T12">Write a simple implementation of the </text:span></text:span><text:span text:style-name="Code_20_Inline"><text:span text:style-name="T13">find</text:span></text:span><text:span text:style-name="Strong_20_Emphasis"><text:span text:style-name="T12"> algorithm.</text:span></text:span> The range form of this algorithm raises some thorny issues, so let’s implement the iterator form of the function. (If you are curious, think about the range version of <text:span text:style-name="Code_20_Inline"><text:span text:style-name="T19">find()</text:span></text:span>. What is its return type? The template parameter is the range type, and <text:span text:style-name="Code_20_Inline"><text:span text:style-name="T19">std::ranges::begin()</text:span></text:span> returns an iterator, which is the desired return type of <text:span text:style-name="Code_20_Inline"><text:span text:style-name="T19">find()</text:span></text:span>. But if the value is not found, <text:span text:style-name="Code_20_Inline"><text:span text:style-name="T19">find()</text:span></text:span> must return the sentinel value of <text:span text:style-name="Code_20_Inline"><text:span text:style-name="T19">std::ranges::end()</text:span></text:span>, even if that has a different type. So <text:span text:style-name="Code_20_Inline"><text:span text:style-name="T19">find()</text:span></text:span> must convert the sentinal value to the iterator type. <text:span text:style-name="T15">You will learn more about templates in the coming Explorations, which will help you master these problems. Now we return to the iterator form of </text:span><text:span text:style-name="Code_20_Inline"><text:span text:style-name="T19">find()</text:span></text:span><text:span text:style-name="T15">.)</text:span></text:p>
      <text:p text:style-name="Body_20_Text_20_Cont"><text:span text:style-name="T15">The template has two parameters: </text:span><text:span text:style-name="Code_20_Inline"><text:span text:style-name="T19">InputIterator</text:span></text:span><text:span text:style-name="T15"> and </text:span><text:span text:style-name="Code_20_Inline"><text:span text:style-name="T20">T</text:span></text:span><text:span text:style-name="T15">. The function has three arguments. The first two are of type </text:span><text:span text:style-name="Code_20_Inline"><text:span text:style-name="T19">InputIterator</text:span></text:span><text:span text:style-name="T15"> and specify the range to search. The </text:span><text:soft-page-break/><text:span text:style-name="T15">third argument is of type </text:span><text:span text:style-name="Code_20_Inline"><text:span text:style-name="T19">T</text:span></text:span><text:span text:style-name="T15"> and is the value to search for. </text:span>Compare your solution with Listing 51-6.</text:p>
      <text:p text:style-name="Code_20_Caption"><text:change-start text:change-id="ct93959917243328"/><text:span text:style-name="T4"><text:hidden-text text:condition="ooow:" text:string-value=".hh" text:is-hidden="true"/></text:span><text:change-end text:change-id="ct93959917243328"/><text:span text:style-name="T4">Listing 51-6.</text:span> Implementing the <text:span text:style-name="Code_20_Inline"><text:span text:style-name="T11">find</text:span></text:span> Algorithm<text:alphabetical-index-mark text:string-value="find algorithm" text:key1="Function templates" text:key2="template parameters"/></text:p>
      <text:p text:style-name="Code">template&lt;class InputIterator, class T&gt;</text:p>
      <text:p text:style-name="Code">InputIterator find(InputIterator start, InputIterator end, T value)</text:p>
      <text:p text:style-name="Code">{</text:p>
      <text:p text:style-name="Code"><text:span text:style-name="T7"><text:s text:c="2"/></text:span>for ( ; start != end; ++start)</text:p>
      <text:p text:style-name="Code"><text:span text:style-name="T6"><text:s text:c="2"/></text:span><text:span text:style-name="T7"><text:s text:c="4"/></text:span>if (*start == value)</text:p>
      <text:p text:style-name="Code"><text:span text:style-name="T6"><text:s text:c="4"/></text:span><text:span text:style-name="T7"><text:s text:c="6"/></text:span>return start;</text:p>
      <text:p text:style-name="Code"><text:span text:style-name="T7"><text:s text:c="2"/></text:span>return end;</text:p>
      <text:p text:style-name="Code">}</text:p>
      <text:p text:style-name="Body_20_Text_20_Cont">Many of the standard algorithms are quite simple at their heart. Modern implementations are heavily optimized, and as is the nature of hand-optimized code, the results often bear little resemblance to the original code, and the optimized code can be much harder to read. Nonetheless, the simplicity remains in the architecture of the standard library, which relies extensively on templates.</text:p>
      <text:h text:style-name="Heading_20_1" text:outline-level="1"><text:bookmark-start text:name="tem"/>Template Arguments</text:h>
      <text:p text:style-name="Body_20_Text_20_First">Templates are easiest to use when the compiler automatically deduces the template arguments from the function arguments. It can’t always do so, however, so you might <text:span text:style-name="T2">have</text:span> to tell the compiler explicitly what you want. The simple form of the <text:span text:style-name="Code_20_Inline">min</text:span>, <text:span text:style-name="Code_20_Inline">max</text:span>, and <text:span text:style-name="Code_20_Inline">mixmax</text:span> standard algorithms, for example, take a<text:span text:style-name="T2"> </text:span>single template parameter. Listing<text:span text:style-name="T2"> 51</text:span>-7 shows one possible implementation of the <text:span text:style-name="Code_20_Inline">min</text:span> function, for reference.</text:p>
      <text:p text:style-name="Code_20_Caption"><text:change-start text:change-id="ct93959962902208"/><text:span text:style-name="T4"><text:hidden-text text:condition="ooow:" text:string-value=".hh" text:is-hidden="true"/></text:span><text:change-end text:change-id="ct93959962902208"/><text:span text:style-name="T4">Listing 51-7.</text:span> The <text:span text:style-name="Code_20_Inline"><text:span text:style-name="T11">std::min</text:span></text:span> Algorithm</text:p>
      <text:p text:style-name="Code">template&lt;class T&gt;</text:p>
      <text:p text:style-name="Code">T min(T a, T b)</text:p>
      <text:p text:style-name="Code">{</text:p>
      <text:p text:style-name="Code"><text:span text:style-name="T7"><text:s text:c="2"/></text:span>if (b &lt; a)</text:p>
      <text:p text:style-name="Code"><text:span text:style-name="T7"><text:s text:c="4"/></text:span>return b;</text:p>
      <text:p text:style-name="Code"><text:span text:style-name="T7"><text:s text:c="2"/></text:span>else</text:p>
      <text:p text:style-name="Code"><text:span text:style-name="T7"><text:s text:c="4"/></text:span>return a;</text:p>
      <text:p text:style-name="Code">}</text:p>
      <text:p text:style-name="Body_20_Text_20_Cont">If both argument types are the same, the compiler can deduce the desired type, and everything just works.</text:p>
      <text:p text:style-name="P1">int x{10}, y{20}, z{std::min(x, y)};</text:p>
      <text:p text:style-name="Body_20_Text_20_Cont"><text:soft-page-break/>On the other hand, if the function argument types are different, the compiler can’t tell which type to use for the template argument.</text:p>
      <text:p text:style-name="Code"><text:change-start text:change-id="ct93959839630736"/><text:hidden-text text:condition="ooow:" text:string-value=".cxx" text:is-hidden="true"/><text:change-end text:change-id="ct93959839630736"/>int x{10};</text:p>
      <text:p text:style-name="Code">long y{20};</text:p>
      <text:p text:style-name="Code">std::cout &lt;&lt; std::min(x, y); // error</text:p>
      <text:p text:style-name="Body_20_Text_20_Cont">Why is that? Suppose you wrote your own function as a non-template.</text:p>
      <text:p text:style-name="Code">long my_min(long a, long b)</text:p>
      <text:p text:style-name="Code">{</text:p>
      <text:p text:style-name="Code"><text:span text:style-name="T7"><text:s text:c="2"/></text:span>if (b &lt; a)</text:p>
      <text:p text:style-name="Code"><text:span text:style-name="T7"><text:s text:c="4"/></text:span>return b;</text:p>
      <text:p text:style-name="Code"><text:span text:style-name="T7"><text:s text:c="2"/></text:span>else</text:p>
      <text:p text:style-name="Code"><text:span text:style-name="T7"><text:s text:c="4"/></text:span>return a;</text:p>
      <text:p text:style-name="Code">}</text:p>
      <text:p text:style-name="Body_20_Text_20_Cont">The compiler could handle <text:span text:style-name="Code_20_Inline">my_min(x,</text:span> <text:span text:style-name="Code_20_Inline">y)</text:span> by converting <text:span text:style-name="Code_20_Inline">x</text:span> from an <text:span text:style-name="Code_20_Inline">int</text:span> to a <text:span text:style-name="Code_20_Inline">long</text:span>. As a template, however, the compiler does not perform any automatic type conversion. The compiler cannot read your mind and know that you want the template parameter to have the type of the first function argument or the second, or sometimes the first and sometimes the second. Instead, the compiler requires you to write exactly what you mean. In this case, you can tell the compiler what type to use for the template parameter by enclosing the desired type in angle brackets.</text:p>
      <text:p text:style-name="Code">int x{10};</text:p>
      <text:p text:style-name="Code">long y{20};</text:p>
      <text:p text:style-name="Code">std::cout &lt;&lt; std::min&lt;long&gt;(x, y); // okay: compiler converts x to type long</text:p>
      <text:p text:style-name="Body_20_Text_20_Cont">If a template takes multiple arguments, separate the arguments with a comma. For example, Listing 51-8 shows the <text:span text:style-name="Code_20_Inline">input_sum</text:span> function, which reads items from the standard input and accumulates them by means of the <text:span text:style-name="Code_20_Inline">+=</text:span> operator. The accumulator can have a different type than the item type. Because the item and accumulator types are not used in the function arguments, the compiler cannot deduce the parameter arguments, so you must supply them explicitly.</text:p>
      <text:p text:style-name="Code_20_Caption"><text:span text:style-name="T4">Listing 51-8.</text:span> Multiple Template Arguments</text:p>
      <text:p text:style-name="Code">import &lt;iostream&gt;;</text:p>
      <text:p text:style-name="Code"/>
      <text:p text:style-name="Code">template&lt;class T, class U&gt;</text:p>
      <text:p text:style-name="Code">U input_sum(std::istream&amp; in)</text:p>
      <text:p text:style-name="Code">{</text:p>
      <text:p text:style-name="Code"><text:span text:style-name="T7"><text:s text:c="2"/></text:span>T x{};</text:p>
      <text:p text:style-name="Code"><text:span text:style-name="T7"><text:s text:c="2"/></text:span>U sum{0};</text:p>
      <text:p text:style-name="Code"><text:span text:style-name="T7"><text:s text:c="2"/></text:span>while (in &gt;&gt; x)</text:p>
      <text:p text:style-name="Code"><text:soft-page-break/><text:span text:style-name="T7"><text:s text:c="4"/></text:span>sum += x;</text:p>
      <text:p text:style-name="Code"><text:span text:style-name="T7"><text:s text:c="2"/></text:span>return sum;</text:p>
      <text:p text:style-name="Code">}</text:p>
      <text:p text:style-name="Code"/>
      <text:p text:style-name="Code">int main()</text:p>
      <text:p text:style-name="Code">{</text:p>
      <text:p text:style-name="Code"><text:span text:style-name="T7"><text:s text:c="2"/></text:span>long sum{input_sum&lt;int, long&gt;(std::cin)};</text:p>
      <text:p text:style-name="Code"><text:span text:style-name="T7"><text:s text:c="2"/></text:span>std::cout &lt;&lt; sum &lt;&lt; '\n';</text:p>
      <text:p text:style-name="Code">}</text:p>
      <text:p text:style-name="Body_20_Text_20_Cont"><text:span text:style-name="Strong_20_Emphasis"><text:span text:style-name="T12">Write a</text:span></text:span><text:span text:style-name="Strong_20_Emphasis"> </text:span><text:span text:style-name="Strong_20_Emphasis"><text:span text:style-name="T12">function, </text:span></text:span><text:span text:style-name="Code_20_Bold"><text:span text:style-name="T3">isprime</text:span></text:span><text:span text:style-name="Strong_20_Emphasis"><text:span text:style-name="T12">, to be a function template</text:span></text:span>, so that you can use the same function template for <text:span text:style-name="Code_20_Inline">int</text:span>, <text:span text:style-name="Code_20_Inline">short</text:span>, or <text:span text:style-name="Code_20_Inline">long</text:span> arguments. The function determines whether its argument is a prime number, that is, a number divisible only by 1 and itself. Compare your solution with mine in Listing 51-9.</text:p>
      <text:p text:style-name="Code_20_Caption"><text:change-start text:change-id="ct93959947580512"/><text:span text:style-name="T4"><text:hidden-text text:condition="ooow:" text:string-value=".hh" text:is-hidden="true"/></text:span><text:change-end text:change-id="ct93959947580512"/><text:span text:style-name="T4">Listing 51-9.</text:span> The <text:span text:style-name="Code_20_Inline"><text:span text:style-name="T22">isprime</text:span></text:span> Function Template</text:p>
      <text:p text:style-name="Code">template&lt;class T&gt;</text:p>
      <text:p text:style-name="Code"><text:span text:style-name="T17">bool</text:span> <text:span text:style-name="T17">isprime</text:span>(T n)</text:p>
      <text:p text:style-name="Code">{</text:p>
      <text:p text:style-name="Code"><text:span text:style-name="T6"><text:s text:c="4"/>if (n &lt; 2)</text:span></text:p>
      <text:p text:style-name="P2"><text:s text:c="8"/>return false;</text:p>
      <text:p text:style-name="Code"><text:span text:style-name="T6"><text:s text:c="4"/>else if (n &lt;= 3)</text:span></text:p>
      <text:p text:style-name="P2"><text:s text:c="8"/>return true;</text:p>
      <text:p text:style-name="P2"><text:s text:c="4"/>else if (n % 2 == 0)</text:p>
      <text:p text:style-name="P2"><text:s text:c="8"/>return false;</text:p>
      <text:p text:style-name="P2"><text:s text:c="4"/>else</text:p>
      <text:p text:style-name="P2"><text:s text:c="4"/>{</text:p>
      <text:p text:style-name="Code"><text:span text:style-name="T6"><text:s text:c="8"/>for (T test{</text:span><text:span text:style-name="T18">3</text:span><text:span text:style-name="T6">}, limit{n / 2}; test &lt; </text:span><text:span text:style-name="T18">limit</text:span><text:span text:style-name="T6">; test += 2)</text:span></text:p>
      <text:p text:style-name="P2"><text:s text:c="12"/>if (n % test == 0)</text:p>
      <text:p text:style-name="P2"><text:s text:c="16"/>return false;</text:p>
      <text:p text:style-name="P2"><text:s text:c="8"/>return true;</text:p>
      <text:p text:style-name="P2"><text:s text:c="4"/>}</text:p>
      <text:p text:style-name="Code">}</text:p>
      <text:h text:style-name="Heading_20_1" text:outline-level="1"><text:bookmark-end text:name="tem"/>Abbreviated Function Templates</text:h>
      <text:p text:style-name="Body_20_Text_20_First">A shorter way to write certain templates is to use the <text:span text:style-name="Code_20_Inline">auto</text:span> keyword <text:span text:style-name="T15">as a </text:span>function parameter type, similar to the way it can be used to define local variables. <text:span text:style-name="T15">Using </text:span><text:span text:style-name="Code_20_Inline"><text:span text:style-name="T19">auto</text:span></text:span><text:span text:style-name="T15"> for any function parameter type changes the function into a function template. Each </text:span><text:span text:style-name="Code_20_Inline"><text:span text:style-name="T19">auto</text:span></text:span><text:span text:style-name="T15"> parameter is like adding a template parameter. For example, you can rewrite Listing 51-5 using </text:span><text:span text:style-name="Code_20_Inline"><text:span text:style-name="T19">auto</text:span></text:span><text:span text:style-name="T15">:</text:span></text:p>
      <text:p text:style-name="Code_20_Caption"><text:change-start text:change-id="ct93959843698240"/><text:span text:style-name="T4"><text:hidden-text text:condition="ooow:" text:string-value=".hh" text:is-hidden="true"/></text:span><text:change-end text:change-id="ct93959843698240"/><text:span text:style-name="T4">Listing 51-10.</text:span> <text:span text:style-name="T16">Another </text:span>Way to Implement the <text:span text:style-name="Code_20_Inline"><text:span text:style-name="T11">copy</text:span></text:span> Algorithm</text:p>
      <text:p text:style-name="Code"><text:soft-page-break/><text:span text:style-name="T17">auto </text:span>copy(<text:span text:style-name="T17">auto</text:span> <text:span text:style-name="T17">range</text:span>, <text:span text:style-name="T17">auto output</text:span>)</text:p>
      <text:p text:style-name="Code">{</text:p>
      <text:p text:style-name="Code"><text:span text:style-name="T7"><text:s text:c="2"/></text:span>for (<text:span text:style-name="T17">auto const&amp; item : range</text:span>)</text:p>
      <text:p text:style-name="Code"><text:span text:style-name="T7"><text:s text:c="4"/></text:span>*<text:span text:style-name="T17">output++</text:span> = item;</text:p>
      <text:p text:style-name="Code"><text:span text:style-name="T7"><text:s text:c="2"/></text:span>return <text:span text:style-name="T17">output</text:span>;</text:p>
      <text:p text:style-name="P3">}</text:p>
      <text:p text:style-name="Body_20_Text_20_Cont">The return type is also <text:span text:style-name="Code_20_Inline"><text:span text:style-name="T19">auto</text:span></text:span>, which tells the compiler to determine the return type from the <text:span text:style-name="Code_20_Inline"><text:span text:style-name="T19">return</text:span></text:span> statement or statements in the function. In this case, the return type is the same as the type of the <text:span text:style-name="Code_20_Inline"><text:span text:style-name="T19">output</text:span></text:span> parameter, which is exactly what we want.</text:p>
      <text:p text:style-name="Body_20_Text_20_Cont">It is much harder to use auto for the iterator form of copy (Listing 51-6) because each auto function parameter has as its type a separate template parameter. Forcing two parameters to have the same type is easiest to do with an ordinary function template. But when a function template has a separate template parameter for every function parameter, the abbreviated form can be a compact way to write a function template.</text:p>
      <text:h text:style-name="Heading_20_1" text:outline-level="1">Declarations and Definitions</text:h>
      <text:p text:style-name="Body_20_Text_20_First">I can’t seem to stop talking about declarations and definitions. Templates introduce yet another twist to this plot. When you work with templates, the rules change. The compiler <text:span text:style-name="T2">has</text:span> to see more than just a<text:span text:style-name="T2"> </text:span>declaration before you can use a<text:span text:style-name="T2"> </text:span>function template. The compiler usually <text:span text:style-name="T2">requires</text:span> the full function template definition. In other words, if you define a<text:span text:style-name="T2"> </text:span>template in a<text:span text:style-name="T2"> </text:span><text:span text:style-name="T15">module</text:span>, that <text:span text:style-name="T15">module </text:span>must include the body of that function template. Suppose you want to share the <text:span text:style-name="Code_20_Inline"><text:span text:style-name="T20">isprime</text:span></text:span> function among many projects. Ordinarily, you would put the function declaration in a<text:span text:style-name="T2"> </text:span><text:span text:style-name="T15">module</text:span>, say, <text:span text:style-name="Code_20_Inline"><text:span text:style-name="T21">prime</text:span></text:span>, and you might want a separate module implementation.</text:p>
      <text:p text:style-name="Body_20_Text_20_Cont">When you convert <text:span text:style-name="Code_20_Inline"><text:span text:style-name="T20">isprime</text:span></text:span> to a function template, however, you <text:span text:style-name="T15">must </text:span>put the definition in the <text:span text:style-name="T15">module interface so </text:span>the compiler can create concrete functions from the template, say, for <text:span text:style-name="Code_20_Inline"><text:span text:style-name="T20">isprime</text:span></text:span><text:span text:style-name="Code_20_Inline">&lt;int&gt;</text:span> or <text:span text:style-name="Code_20_Inline"><text:span text:style-name="T20">isprime</text:span></text:span><text:span text:style-name="Code_20_Inline">&lt;long&gt;</text:span>.</text:p>
      <text:h text:style-name="Heading_20_1" text:outline-level="1"><text:bookmark-start text:name="mem"/>Member Function Templates</text:h>
      <text:p text:style-name="Body_20_Text_20_First">In Exploration 36, we wrote three nearly identical functions for the <text:span text:style-name="Code_20_Inline">rational</text:span> class: <text:span text:style-name="Code_20_Inline">to_long_double</text:span>, <text:span text:style-name="Code_20_Inline">to_double</text:span>, and <text:span text:style-name="Code_20_Inline">to_float</text:span>. They all do the same thing: divide the numerator by the denominator after converting to the destination type. Whenever you have multiple functions doing the same thing, in the same way, using the same code, you have a<text:span text:style-name="T2"> </text:span>candidate for a<text:span text:style-name="T2"> </text:span>template, such as the following:</text:p>
      <text:p text:style-name="Code"><text:soft-page-break/>template&lt;class T, class R&gt;</text:p>
      <text:p text:style-name="Code">T convert(R const&amp; r)</text:p>
      <text:p text:style-name="Code">{</text:p>
      <text:p text:style-name="Code"><text:span text:style-name="T7"><text:s text:c="2"/></text:span>return static_cast&lt;T&gt;(r.numerator()) / r.denominator();</text:p>
      <text:p text:style-name="Code">}</text:p>
      <text:p text:style-name="Body_20_Text_20_Cont">As with any function template, the only requirement on <text:span text:style-name="Code_20_Inline">R</text:span> is that objects of type <text:span text:style-name="Code_20_Inline">R</text:span> have member functions named <text:span text:style-name="Code_20_Inline">numerator()</text:span> and <text:span text:style-name="Code_20_Inline">denominator()</text:span> and that these functions have return types suitable for use with <text:span text:style-name="Code_20_Inline">operator/</text:span> (which could be overloaded). To use the <text:span text:style-name="Code_20_Inline">convert</text:span> function, you must supply the target type, <text:span text:style-name="Code_20_Inline">T</text:span>, as an explicit template argument, but you can let the compiler deduce <text:span text:style-name="Code_20_Inline">R</text:span> from the function argument:</text:p>
      <text:p text:style-name="Code">rational r{42, 10};</text:p>
      <text:p text:style-name="Code">double d{ convert&lt;double&gt;(r) };</text:p>
      <text:p text:style-name="Body_20_Text_20_Cont">You can omit template arguments that the compiler can deduce, starting from the rightmost argument. As you saw earlier in this Exploration, if the compiler can deduce all the arguments, you can leave out the angle brackets entirely.</text:p>
      <text:p text:style-name="Body_20_Text_20_Cont">A function template can be a member function too. Instead of passing the <text:span text:style-name="Code_20_Inline">rational</text:span> object as an argument, you might prefer to use a member function template, as follows:</text:p>
      <text:p text:style-name="Code">rational r{42, 10};</text:p>
      <text:p text:style-name="Code">double d{ r.convert&lt;double&gt;() };</text:p>
      <text:p text:style-name="Body_20_Text_20_Cont">A member function template avoids collisions with other free functions that might be named <text:span text:style-name="Code_20_Inline">convert</text:span>. But it also restricts the utility of your function. As a <text:span text:style-name="T15">non-member function (also called a free function), it works with any type that looks like a rational type with a numerator and a denominator. Even if it’s a type you haven’t seen before, as long as it meets the basic restrictions of the convert() function, it works just fine. But as a member function, it is tied inextricably to your rational type and no one else’s. You will see that the standard C++ library has many free functions that are designed to work with a wide range of user-written types. This is just plain good design.</text:span></text:p>
      <text:p text:style-name="P4">Generic programming is a powerful technique, and as you learn more about it in the next several Explorations, you will see how expressive and useful this programming paradigm is.</text:p>
      <text:p text:style-name="Body_20_Text_20_Cont"/>
      <text:p text:style-name="Body_20_Text_20_Cont"><text:bookmark text:name="Ref_Chapter"/><text:bookmark-end text:name="m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Courier New1" svg:font-family="'Courier New'" style:font-family-generic="modern" style:font-pitch="fixed"/>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0T22:16:00</meta:creation-date>
    <dc:creator>Ray Lischner</dc:creator>
    <dc:date>2020-05-01T15:39:06.628044305</dc:date>
    <meta:print-date>2009-03-19T10:05:00</meta:print-date>
    <meta:editing-cycles>34</meta:editing-cycles>
    <meta:editing-duration>PT23H17M44S</meta:editing-duration>
    <meta:generator>LibreOffice/6.4.2.2$Linux_X86_64 LibreOffice_project/40$Build-2</meta:generator>
    <meta:document-statistic meta:table-count="0" meta:image-count="0" meta:object-count="0" meta:page-count="12" meta:paragraph-count="230" meta:word-count="3318" meta:character-count="20318" meta:non-whitespace-character-count="16987"/>
    <meta:user-defined meta:name="Chapter Number">51</meta:user-defined>
    <meta:user-defined meta:name="ContentType">Document</meta:user-defined>
  </office:meta>
</office:document-meta>
</file>